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711cm" fo:margin-left="1.095cm" table:align="left"/>
    </style:style>
    <style:style style:name="Tabla1.A" style:family="table-column">
      <style:table-column-properties style:column-width="1.191cm"/>
    </style:style>
    <style:style style:name="Tabla1.B" style:family="table-column">
      <style:table-column-properties style:column-width="5.106cm"/>
    </style:style>
    <style:style style:name="Tabla1.C" style:family="table-column">
      <style:table-column-properties style:column-width="8.414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4.737cm" fo:margin-left="1.201cm" table:align="left"/>
    </style:style>
    <style:style style:name="Tabla2.A" style:family="table-column">
      <style:table-column-properties style:column-width="1.111cm"/>
    </style:style>
    <style:style style:name="Tabla2.B" style:family="table-column">
      <style:table-column-properties style:column-width="6.271cm"/>
    </style:style>
    <style:style style:name="Tabla2.C" style:family="table-column">
      <style:table-column-properties style:column-width="7.355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4.991cm" fo:margin-left="2.021cm" table:align="left"/>
    </style:style>
    <style:style style:name="Tabla3.A" style:family="table-column">
      <style:table-column-properties style:column-width="1.138cm"/>
    </style:style>
    <style:style style:name="Tabla3.B" style:family="table-column">
      <style:table-column-properties style:column-width="5.318cm"/>
    </style:style>
    <style:style style:name="Tabla3.C" style:family="table-column">
      <style:table-column-properties style:column-width="8.53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1" style:family="table-row">
      <style:table-row-properties style:min-row-height="1.111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3.203cm" fo:margin-left="2.233cm" table:align="left"/>
    </style:style>
    <style:style style:name="Tabla5.A" style:family="table-column">
      <style:table-column-properties style:column-width="1.296cm"/>
    </style:style>
    <style:style style:name="Tabla5.B" style:family="table-column">
      <style:table-column-properties style:column-width="11.906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3.203cm" fo:margin-left="2.233cm" table:align="left"/>
    </style:style>
    <style:style style:name="Tabla6.A" style:family="table-column">
      <style:table-column-properties style:column-width="1.296cm"/>
    </style:style>
    <style:style style:name="Tabla6.B" style:family="table-column">
      <style:table-column-properties style:column-width="11.906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officeooo:rsid="000fccf9" officeooo:paragraph-rsid="000fccf9"/>
    </style:style>
    <style:style style:name="P3" style:family="paragraph" style:parent-style-name="Text_20_body">
      <style:text-properties style:text-underline-style="none" officeooo:rsid="001977dd" officeooo:paragraph-rsid="001977dd"/>
    </style:style>
    <style:style style:name="P4" style:family="paragraph" style:parent-style-name="Text_20_body">
      <style:text-properties officeooo:rsid="000fccf9" officeooo:paragraph-rsid="000fccf9"/>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text-properties officeooo:rsid="001323a3" officeooo:paragraph-rsid="001323a3"/>
    </style:style>
    <style:style style:name="P7" style:family="paragraph" style:parent-style-name="Text_20_body">
      <style:paragraph-properties fo:text-align="start" style:justify-single-word="false"/>
      <style:text-properties officeooo:rsid="00146cb8" officeooo:paragraph-rsid="00146cb8"/>
    </style:style>
    <style:style style:name="P8" style:family="paragraph" style:parent-style-name="Text_20_body">
      <style:paragraph-properties fo:text-align="start" style:justify-single-word="false"/>
      <style:text-properties officeooo:rsid="0016120d" officeooo:paragraph-rsid="0016120d"/>
    </style:style>
    <style:style style:name="P9" style:family="paragraph" style:parent-style-name="Text_20_body">
      <style:paragraph-properties fo:text-align="center" style:justify-single-word="false"/>
      <style:text-properties officeooo:rsid="0016120d" officeooo:paragraph-rsid="0016120d"/>
    </style:style>
    <style:style style:name="P10" style:family="paragraph" style:parent-style-name="Text_20_body">
      <style:paragraph-properties fo:text-align="start" style:justify-single-word="false"/>
      <style:text-properties officeooo:rsid="00177f9c" officeooo:paragraph-rsid="00177f9c"/>
    </style:style>
    <style:style style:name="P11" style:family="paragraph" style:parent-style-name="Text_20_body">
      <style:text-properties officeooo:paragraph-rsid="001977dd"/>
    </style:style>
    <style:style style:name="P12" style:family="paragraph" style:parent-style-name="Text_20_body">
      <style:text-properties officeooo:rsid="001ae27c" officeooo:paragraph-rsid="001ae27c"/>
    </style:style>
    <style:style style:name="P13" style:family="paragraph" style:parent-style-name="Text_20_body">
      <style:text-properties fo:font-size="11pt" officeooo:paragraph-rsid="001db76a" style:font-size-asian="11pt" style:font-size-complex="11pt"/>
    </style:style>
    <style:style style:name="P14" style:family="paragraph" style:parent-style-name="Title">
      <style:text-properties style:text-underline-style="solid" style:text-underline-width="auto" style:text-underline-color="font-color"/>
    </style:style>
    <style:style style:name="P15" style:family="paragraph" style:parent-style-name="Subtitle">
      <style:paragraph-properties fo:break-before="page"/>
    </style:style>
    <style:style style:name="P16" style:family="paragraph" style:parent-style-name="Text_20_body">
      <style:paragraph-properties fo:text-align="center" style:justify-single-word="false" fo:break-before="page"/>
      <style:text-properties officeooo:rsid="0016120d" officeooo:paragraph-rsid="0016120d"/>
    </style:style>
    <style:style style:name="P17" style:family="paragraph" style:parent-style-name="Text_20_body">
      <style:paragraph-properties fo:text-align="center" style:justify-single-word="false" fo:break-before="page"/>
      <style:text-properties officeooo:rsid="00177f9c" officeooo:paragraph-rsid="00177f9c"/>
    </style:style>
    <style:style style:name="P18" style:family="paragraph" style:parent-style-name="Title">
      <style:paragraph-properties fo:break-before="page"/>
    </style:style>
    <style:style style:name="P19" style:family="paragraph" style:parent-style-name="Table_20_Contents">
      <style:paragraph-properties fo:text-align="center" style:justify-single-word="false"/>
      <style:text-properties officeooo:rsid="0011b372" officeooo:paragraph-rsid="0011b372"/>
    </style:style>
    <style:style style:name="P20" style:family="paragraph" style:parent-style-name="Table_20_Contents">
      <style:paragraph-properties fo:text-align="center" style:justify-single-word="false"/>
      <style:text-properties officeooo:rsid="001323a3" officeooo:paragraph-rsid="001323a3"/>
    </style:style>
    <style:style style:name="P21" style:family="paragraph" style:parent-style-name="Table_20_Contents">
      <style:paragraph-properties fo:text-align="center" style:justify-single-word="false"/>
      <style:text-properties officeooo:rsid="00146cb8" officeooo:paragraph-rsid="00146cb8"/>
    </style:style>
    <style:style style:name="P22" style:family="paragraph" style:parent-style-name="Table_20_Contents">
      <style:paragraph-properties fo:text-align="center" style:justify-single-word="false"/>
      <style:text-properties officeooo:rsid="00147e7f" officeooo:paragraph-rsid="00147e7f"/>
    </style:style>
    <style:style style:name="P23" style:family="paragraph" style:parent-style-name="Table_20_Contents">
      <style:paragraph-properties fo:text-align="center" style:justify-single-word="false"/>
      <style:text-properties officeooo:rsid="0016120d" officeooo:paragraph-rsid="0016120d"/>
    </style:style>
    <style:style style:name="P24" style:family="paragraph" style:parent-style-name="Text_20_body">
      <style:paragraph-properties fo:margin-top="0cm" fo:margin-bottom="0cm" loext:contextual-spacing="false"/>
      <style:text-properties fo:font-size="11pt" officeooo:paragraph-rsid="001db76a" style:font-size-asian="11pt" style:font-size-complex="11pt"/>
    </style:style>
    <style:style style:name="P25" style:family="paragraph" style:parent-style-name="Subtitle">
      <style:text-properties style:text-underline-style="solid" style:text-underline-width="auto" style:text-underline-color="font-color"/>
    </style:style>
    <style:style style:name="P26" style:family="paragraph" style:parent-style-name="Preformatted_20_Text">
      <loext:graphic-properties draw:fill="solid" draw:fill-color="#3465a4" draw:fill-image-width="0cm" draw:fill-image-height="0cm"/>
      <style:paragraph-properties fo:margin-top="0cm" fo:margin-bottom="0.499cm" loext:contextual-spacing="false" fo:background-color="#3465a4" fo:padding="0.049cm" fo:border="0.06pt solid #000000" style:shadow="none"/>
      <style:text-properties fo:color="#ffffff" officeooo:paragraph-rsid="001dfe83"/>
    </style:style>
    <style:style style:name="P27" style:family="paragraph" style:parent-style-name="Preformatted_20_Text">
      <loext:graphic-properties draw:fill="solid" draw:fill-color="#3465a4" draw:fill-image-width="0cm" draw:fill-image-height="0cm"/>
      <style:paragraph-properties fo:margin-top="0cm" fo:margin-bottom="0.499cm" loext:contextual-spacing="false" fo:background-color="#3465a4" fo:padding="0.049cm" fo:border="0.06pt solid #000000" style:shadow="none"/>
      <style:text-properties officeooo:paragraph-rsid="001db76a"/>
    </style:style>
    <style:style style:name="P28" style:family="paragraph" style:parent-style-name="Preformatted_20_Text">
      <loext:graphic-properties draw:fill="solid" draw:fill-color="#3465a4" draw:fill-image-width="0cm" draw:fill-image-height="0cm"/>
      <style:paragraph-properties fo:background-color="#3465a4" fo:padding="0.049cm" fo:border="0.06pt solid #000000" style:shadow="none"/>
      <style:text-properties fo:color="#ffffff"/>
    </style:style>
    <style:style style:name="P29" style:family="paragraph" style:parent-style-name="Preformatted_20_Text" style:master-page-name="">
      <loext:graphic-properties draw:fill="solid" draw:fill-color="#3465a4" draw:fill-image-width="0cm" draw:fill-image-height="0cm"/>
      <style:paragraph-properties style:page-number="auto" fo:background-color="#3465a4" fo:padding="0.101cm" fo:border="0.06pt solid #000000" style:shadow="none">
        <style:tab-stops/>
      </style:paragraph-properties>
    </style:style>
    <style:style style:name="P30" style:family="paragraph" style:parent-style-name="Standard">
      <style:paragraph-properties fo:text-align="center" style:justify-single-word="false"/>
      <style:text-properties fo:language="es" fo:country="ES" officeooo:rsid="0011b372" officeooo:paragraph-rsid="0011b372"/>
    </style:style>
    <style:style style:name="P31" style:family="paragraph" style:parent-style-name="Standard">
      <style:text-properties officeooo:rsid="001fe9e3" officeooo:paragraph-rsid="001fe9e3"/>
    </style:style>
    <style:style style:name="P32" style:family="paragraph" style:parent-style-name="Text_20_body" style:list-style-name="L1">
      <style:text-properties officeooo:rsid="001db76a" officeooo:paragraph-rsid="001db76a"/>
    </style:style>
    <style:style style:name="P33" style:family="paragraph" style:parent-style-name="Text_20_body" style:list-style-name="L2">
      <style:text-properties officeooo:paragraph-rsid="001db76a"/>
    </style:style>
    <style:style style:name="P34" style:family="paragraph" style:parent-style-name="Text_20_body" style:list-style-name="L3">
      <style:text-properties officeooo:paragraph-rsid="001db76a"/>
    </style:style>
    <style:style style:name="P35" style:family="paragraph" style:parent-style-name="Text_20_body">
      <style:text-properties style:text-underline-style="none" fo:font-weight="normal" officeooo:rsid="001f2e30" officeooo:paragraph-rsid="001f2e30" style:font-weight-asian="normal" style:font-weight-complex="normal"/>
    </style:style>
    <style:style style:name="P36" style:family="paragraph" style:parent-style-name="Text_20_body">
      <style:paragraph-properties fo:text-align="center" style:justify-single-word="false"/>
      <style:text-properties style:text-underline-style="none" fo:font-weight="normal" officeooo:rsid="001f2e30" officeooo:paragraph-rsid="001f2e30"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1f2e30" officeooo:paragraph-rsid="001f2e30" style:font-weight-asian="normal" style:font-weight-complex="normal"/>
    </style:style>
    <style:style style:name="P38" style:family="paragraph" style:parent-style-name="Text_20_body">
      <style:text-properties style:text-underline-style="none" fo:font-weight="normal" officeooo:rsid="001fe9e3" officeooo:paragraph-rsid="001fe9e3" style:font-weight-asian="normal" style:font-weight-complex="normal"/>
    </style:style>
    <style:style style:name="P39" style:family="paragraph" style:parent-style-name="Text_20_body">
      <style:paragraph-properties fo:text-align="start" style:justify-single-word="false"/>
      <style:text-properties style:text-underline-style="none" fo:font-weight="normal" officeooo:rsid="001fe9e3" officeooo:paragraph-rsid="001fe9e3" style:font-weight-asian="normal" style:font-weight-complex="normal"/>
    </style:style>
    <style:style style:name="P40" style:family="paragraph" style:parent-style-name="Text_20_body" style:list-style-name="L3">
      <style:paragraph-properties fo:margin-top="0cm" fo:margin-bottom="0cm" loext:contextual-spacing="false"/>
      <style:text-properties officeooo:paragraph-rsid="001db76a"/>
    </style:style>
    <style:style style:name="P41" style:family="paragraph" style:parent-style-name="Subtitle">
      <style:paragraph-properties fo:break-before="page"/>
      <style:text-properties style:text-underline-style="solid" style:text-underline-width="auto" style:text-underline-color="font-color" fo:font-weight="bold" officeooo:rsid="001f2e30" officeooo:paragraph-rsid="001f2e30" style:font-weight-asian="bold" style:font-weight-complex="bold"/>
    </style:style>
    <style:style style:name="P42" style:family="paragraph" style:parent-style-name="Subtitle">
      <style:paragraph-properties fo:break-before="page"/>
      <style:text-properties style:text-underline-style="solid" style:text-underline-width="auto" style:text-underline-color="font-color" fo:font-weight="bold" officeooo:rsid="001fe9e3" officeooo:paragraph-rsid="001fe9e3" style:font-weight-asian="bold" style:font-weight-complex="bold"/>
    </style:style>
    <style:style style:name="P43" style:family="paragraph" style:parent-style-name="Heading_20_2">
      <style:text-properties officeooo:paragraph-rsid="001db76a"/>
    </style:style>
    <style:style style:name="P44" style:family="paragraph" style:parent-style-name="Heading_20_2">
      <loext:graphic-properties draw:fill="solid" draw:fill-color="#3465a4" draw:fill-image-width="0cm" draw:fill-image-height="0cm"/>
      <style:paragraph-properties fo:background-color="#3465a4" fo:padding="0.049cm" fo:border="0.06pt solid #000000" style:shadow="none"/>
      <style:text-properties fo:color="#ffffff" officeooo:paragraph-rsid="001fe9e3" fo:background-color="transparent"/>
    </style:style>
    <style:style style:name="P45" style:family="paragraph" style:parent-style-name="Heading_20_1">
      <style:paragraph-properties fo:text-align="center" style:justify-single-word="false"/>
    </style:style>
    <style:style style:name="P46" style:family="paragraph" style:parent-style-name="Heading_20_1" style:list-style-name="">
      <style:paragraph-properties fo:text-align="center" style:justify-single-word="false"/>
    </style:style>
    <style:style style:name="P47" style:family="paragraph" style:parent-style-name="Heading_20_1">
      <style:paragraph-properties fo:text-align="center" style:justify-single-word="false" fo:break-before="page"/>
    </style:style>
    <style:style style:name="P48" style:family="paragraph" style:parent-style-name="Table_20_Contents">
      <style:paragraph-properties fo:text-align="center" style:justify-single-word="false"/>
      <style:text-properties officeooo:rsid="001f2e30" officeooo:paragraph-rsid="001f2e30"/>
    </style:style>
    <style:style style:name="P49" style:family="paragraph" style:parent-style-name="Table_20_Contents">
      <style:paragraph-properties fo:text-align="center" style:justify-single-word="false"/>
      <style:text-properties officeooo:rsid="001f2e30" officeooo:paragraph-rsid="001fe9e3"/>
    </style:style>
    <style:style style:name="P50" style:family="paragraph" style:parent-style-name="Preformatted_20_Text">
      <loext:graphic-properties draw:fill="solid" draw:fill-color="#3465a4" draw:fill-image-width="0cm" draw:fill-image-height="0cm"/>
      <style:paragraph-properties fo:margin-top="0cm" fo:margin-bottom="0.499cm" loext:contextual-spacing="false" fo:background-color="#3465a4" fo:padding="0.049cm" fo:border="0.06pt solid #000000" style:shadow="none"/>
      <style:text-properties fo:color="#ffffff" officeooo:rsid="001dfe83" officeooo:paragraph-rsid="001dfe83"/>
    </style:style>
    <style:style style:name="P51" style:family="paragraph" style:parent-style-name="Preformatted_20_Text">
      <loext:graphic-properties draw:fill="solid" draw:fill-color="#3465a4" draw:fill-image-width="0cm" draw:fill-image-height="0cm"/>
      <style:paragraph-properties fo:margin-top="0cm" fo:margin-bottom="0.499cm" loext:contextual-spacing="false" fo:background-color="#3465a4" fo:padding="0.049cm" fo:border="0.06pt solid #000000" style:shadow="none"/>
      <style:text-properties fo:color="#ffffff" officeooo:paragraph-rsid="001db76a"/>
    </style:style>
    <style:style style:name="P52" style:family="paragraph" style:parent-style-name="Preformatted_20_Text">
      <loext:graphic-properties draw:fill="solid" draw:fill-color="#3465a4" draw:fill-image-width="0cm" draw:fill-image-height="0cm"/>
      <style:paragraph-properties fo:margin-top="0cm" fo:margin-bottom="0.499cm" loext:contextual-spacing="false" fo:background-color="#3465a4" fo:padding="0.049cm" fo:border="0.06pt solid #000000" style:shadow="none"/>
      <style:text-properties fo:color="#ffffff" fo:background-color="transparent"/>
    </style:style>
    <style:style style:name="P53" style:family="paragraph" style:parent-style-name="Preformatted_20_Text">
      <loext:graphic-properties draw:fill="solid" draw:fill-color="#3465a4" draw:fill-image-width="0cm" draw:fill-image-height="0cm"/>
      <style:paragraph-properties fo:margin-top="0cm" fo:margin-bottom="0.499cm" loext:contextual-spacing="false" fo:background-color="#3465a4" fo:padding="0.049cm" fo:border="0.06pt solid #000000" style:shadow="none"/>
      <style:text-properties fo:color="#ffffff" officeooo:paragraph-rsid="001fe9e3" fo:background-color="transparent"/>
    </style:style>
    <style:style style:name="P54" style:family="paragraph" style:parent-style-name="Preformatted_20_Text">
      <loext:graphic-properties draw:fill="solid" draw:fill-color="#3465a4" draw:fill-image-width="0cm" draw:fill-image-height="0cm"/>
      <style:paragraph-properties fo:margin-top="0cm" fo:margin-bottom="0.499cm" loext:contextual-spacing="false" fo:background-color="#3465a4" fo:padding="0.049cm" fo:border="0.06pt solid #000000" style:shadow="none"/>
      <style:text-properties fo:color="#ffffff" fo:font-size="10pt" officeooo:paragraph-rsid="001fe9e3" style:font-size-asian="10pt" style:font-size-complex="10pt"/>
    </style:style>
    <style:style style:name="P55" style:family="paragraph" style:parent-style-name="Preformatted_20_Text">
      <loext:graphic-properties draw:fill="solid" draw:fill-color="#3465a4" draw:fill-image-width="0cm" draw:fill-image-height="0cm"/>
      <style:paragraph-properties fo:margin-top="0cm" fo:margin-bottom="0.499cm" loext:contextual-spacing="false" fo:background-color="#3465a4" fo:padding="0.049cm" fo:border="0.06pt solid #000000" style:shadow="none"/>
      <style:text-properties fo:color="#ffffff" fo:font-size="10pt" style:font-size-asian="10pt" style:font-size-complex="10pt"/>
    </style:style>
    <style:style style:name="P56" style:family="paragraph" style:parent-style-name="Preformatted_20_Text">
      <loext:graphic-properties draw:fill="solid" draw:fill-color="#3465a4" draw:fill-image-width="0cm" draw:fill-image-height="0cm"/>
      <style:paragraph-properties fo:margin-top="0cm" fo:margin-bottom="0.499cm" loext:contextual-spacing="false" fo:background-color="#3465a4" fo:padding="0.049cm" fo:border="0.06pt solid #000000" style:shadow="none"/>
      <style:text-properties fo:color="#ffffff" fo:font-size="10pt" fo:font-weight="bold" officeooo:paragraph-rsid="001fe9e3" style:font-size-asian="10pt" style:font-weight-asian="bold" style:font-size-complex="10pt" style:font-weight-complex="bold"/>
    </style:style>
    <style:style style:name="P57" style:family="paragraph" style:parent-style-name="Preformatted_20_Text">
      <loext:graphic-properties draw:fill="solid" draw:fill-color="#3465a4" draw:fill-image-width="0cm" draw:fill-image-height="0cm"/>
      <style:paragraph-properties fo:text-align="start" style:justify-single-word="false" fo:background-color="#3465a4" fo:padding="0.049cm" fo:border="0.06pt solid #000000" style:shadow="none"/>
      <style:text-properties fo:color="#ffffff" style:text-underline-style="none" fo:font-weight="normal" officeooo:rsid="001f2e30" officeooo:paragraph-rsid="001f2e30" fo:background-color="transparent" style:font-weight-asian="normal" style:font-weight-complex="normal"/>
    </style:style>
    <style:style style:name="P58" style:family="paragraph" style:parent-style-name="Preformatted_20_Text">
      <loext:graphic-properties draw:fill="solid" draw:fill-color="#3465a4" draw:fill-image-width="0cm" draw:fill-image-height="0cm"/>
      <style:paragraph-properties fo:background-color="#3465a4" fo:padding="0.049cm" fo:border="0.06pt solid #000000" style:shadow="none"/>
      <style:text-properties fo:color="#ffffff" fo:background-color="transparent"/>
    </style:style>
    <style:style style:name="P59" style:family="paragraph" style:parent-style-name="Preformatted_20_Text">
      <loext:graphic-properties draw:fill="solid" draw:fill-color="#3465a4" draw:fill-image-width="0cm" draw:fill-image-height="0cm"/>
      <style:paragraph-properties fo:background-color="#3465a4" fo:padding="0.049cm" fo:border="0.06pt solid #000000" style:shadow="none"/>
      <style:text-properties fo:color="#ffffff" fo:font-size="10pt" officeooo:rsid="001fe9e3" officeooo:paragraph-rsid="001fe9e3" style:font-size-asian="10pt" style:font-size-complex="10pt"/>
    </style:style>
    <style:style style:name="P60" style:family="paragraph" style:parent-style-name="Preformatted_20_Text">
      <loext:graphic-properties draw:fill="solid" draw:fill-color="#3465a4" draw:fill-image-width="0cm" draw:fill-image-height="0cm"/>
      <style:paragraph-properties fo:background-color="#3465a4" fo:padding="0.049cm" fo:border="0.06pt solid #000000" style:shadow="none"/>
      <style:text-properties fo:color="#ffffff" fo:font-size="10pt" style:font-size-asian="10pt" style:font-size-complex="10pt"/>
    </style:style>
    <style:style style:name="T1" style:family="text">
      <style:text-properties style:text-underline-style="none"/>
    </style:style>
    <style:style style:name="T2" style:family="text">
      <style:text-properties style:text-underline-style="none" officeooo:rsid="001977dd"/>
    </style:style>
    <style:style style:name="T3" style:family="text">
      <style:text-properties officeooo:rsid="0011b372"/>
    </style:style>
    <style:style style:name="T4" style:family="text">
      <style:text-properties officeooo:rsid="00147e7f"/>
    </style:style>
    <style:style style:name="T5" style:family="text">
      <style:text-properties officeooo:rsid="00177f9c"/>
    </style:style>
    <style:style style:name="T6" style:family="text">
      <style:text-properties officeooo:rsid="001977dd"/>
    </style:style>
    <style:style style:name="T7" style:family="text">
      <style:text-properties fo:color="#ffffff"/>
    </style:style>
    <style:style style:name="T8" style:family="text">
      <style:text-properties fo:color="#ffffff" fo:background-color="#ff6600" loext:char-shading-value="0"/>
    </style:style>
    <style:style style:name="T9" style:family="text">
      <style:text-properties fo:color="#ffffff" fo:font-size="9pt" style:font-size-asian="9pt" style:font-size-complex="9pt"/>
    </style:style>
    <style:style style:name="T10" style:family="text">
      <style:text-properties fo:font-size="11pt" style:font-size-asian="11pt" style:font-size-complex="11pt"/>
    </style:style>
    <style:style style:name="T11" style:family="text">
      <style:text-properties officeooo:rsid="001dfe83"/>
    </style:style>
    <style:style style:name="T12" style:family="text">
      <style:text-properties fo:font-weight="bold" fo:background-color="#ffff00" loext:char-shading-value="0" style:font-weight-asian="bold" style:font-weight-complex="bold"/>
    </style:style>
    <style:style style:name="T13" style:family="text">
      <style:text-properties officeooo:rsid="001fe9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nceptos Java</text:p>
      <text:p text:style-name="P1"/>
      <text:p text:style-name="P2">Java Collections</text:p>
      <text:p text:style-name="P15">Java Collections</text:p>
      <text:p text:style-name="Text_20_body"/>
      <text:p text:style-name="P4">Summary:</text:p>
      <text:p text:style-name="P4"><text:tab/>- The Java collections framework gives the programer acces to prepackged data structures and <text:s text:c="4"/>as well as to algorithms for manipulating them.</text:p>
      <text:p text:style-name="P4"><text:tab/>- A collections is a object that can hold references to other objects. The collection interfaces declare the operations that can be performed on each type of collection.</text:p>
      <text:p text:style-name="P4"><text:tab/>- The classes and interfaces of the collections framework are in package java.util.</text:p>
      <text:p text:style-name="P4"/>
      <text:h text:style-name="P45" text:outline-level="1"><text:span text:style-name="T3">The collection interfaces</text:span> <text:s/></text:h>
      <text:p text:style-name="P6">These are abstract data types that represent collections. Interfaces allow collections to be manipulated independently of the details of thir representation.</text:p>
      <table:table table:name="Tabla1" table:style-name="Tabla1">
        <table:table-column table:style-name="Tabla1.A"/>
        <table:table-column table:style-name="Tabla1.B"/>
        <table:table-column table:style-name="Tabla1.C"/>
        <table:table-row>
          <table:table-cell table:style-name="Tabla1.A1" office:value-type="string">
            <text:p text:style-name="P19">1</text:p>
          </table:table-cell>
          <table:table-cell table:style-name="Tabla1.A1" office:value-type="string">
            <text:p text:style-name="P19">The Collection Interface</text:p>
          </table:table-cell>
          <table:table-cell table:style-name="Tabla1.C1" office:value-type="string">
            <text:p text:style-name="P20">It’s at the top of the collection hierarchy.</text:p>
          </table:table-cell>
        </table:table-row>
        <table:table-row>
          <table:table-cell table:style-name="Tabla1.A2" office:value-type="string">
            <text:p text:style-name="P19">2</text:p>
          </table:table-cell>
          <table:table-cell table:style-name="Tabla1.A2" office:value-type="string">
            <text:p text:style-name="P19">The List Interface</text:p>
          </table:table-cell>
          <table:table-cell table:style-name="Tabla1.C2" office:value-type="string">
            <text:p text:style-name="P20">Extends Collection and an instance of List stores an ordered collection of elements.<text:tab/></text:p>
          </table:table-cell>
        </table:table-row>
        <table:table-row>
          <table:table-cell table:style-name="Tabla1.A2" office:value-type="string">
            <text:p text:style-name="P19">3</text:p>
          </table:table-cell>
          <table:table-cell table:style-name="Tabla1.A2" office:value-type="string">
            <text:p text:style-name="P19">The Set</text:p>
          </table:table-cell>
          <table:table-cell table:style-name="Tabla1.C2" office:value-type="string">
            <text:p text:style-name="P20">Extends collection to handle sets, wich must contain unique elements.</text:p>
          </table:table-cell>
        </table:table-row>
        <table:table-row>
          <table:table-cell table:style-name="Tabla1.A2" office:value-type="string">
            <text:p text:style-name="P19">4</text:p>
          </table:table-cell>
          <table:table-cell table:style-name="Tabla1.A2" office:value-type="string">
            <text:p text:style-name="P19">The SortedSet</text:p>
          </table:table-cell>
          <table:table-cell table:style-name="Tabla1.C2" office:value-type="string">
            <text:p text:style-name="P20">Extends Set to handle sorted sets.</text:p>
          </table:table-cell>
        </table:table-row>
        <table:table-row>
          <table:table-cell table:style-name="Tabla1.A2" office:value-type="string">
            <text:p text:style-name="P19">5</text:p>
          </table:table-cell>
          <table:table-cell table:style-name="Tabla1.A2" office:value-type="string">
            <text:p text:style-name="P19">The Map</text:p>
          </table:table-cell>
          <table:table-cell table:style-name="Tabla1.C2" office:value-type="string">
            <text:p text:style-name="P20">This maps unique keys to values.</text:p>
          </table:table-cell>
        </table:table-row>
        <table:table-row>
          <table:table-cell table:style-name="Tabla1.A2" office:value-type="string">
            <text:p text:style-name="P19">6</text:p>
          </table:table-cell>
          <table:table-cell table:style-name="Tabla1.A2" office:value-type="string">
            <text:p text:style-name="P19">The <text:span text:style-name="T1">Map.Entry</text:span></text:p>
          </table:table-cell>
          <table:table-cell table:style-name="Tabla1.C2" office:value-type="string">
            <text:p text:style-name="P20">Describes an element (a key/value) in a map.This is an inner class of Map.</text:p>
          </table:table-cell>
        </table:table-row>
        <table:table-row>
          <table:table-cell table:style-name="Tabla1.A2" office:value-type="string">
            <text:p text:style-name="P19">7</text:p>
          </table:table-cell>
          <table:table-cell table:style-name="Tabla1.A2" office:value-type="string">
            <text:p text:style-name="P19">The SortedMap</text:p>
          </table:table-cell>
          <table:table-cell table:style-name="Tabla1.C2" office:value-type="string">
            <text:p text:style-name="P20">Extends Map so that the keys are maintened in an ascending order.</text:p>
          </table:table-cell>
        </table:table-row>
        <table:table-row>
          <table:table-cell table:style-name="Tabla1.A2" office:value-type="string">
            <text:p text:style-name="P19">8</text:p>
          </table:table-cell>
          <table:table-cell table:style-name="Tabla1.A2" office:value-type="string">
            <text:p text:style-name="P19">The Enumeration</text:p>
          </table:table-cell>
          <table:table-cell table:style-name="Tabla1.C2" office:value-type="string">
            <text:p text:style-name="P30"><text:bookmark text:name="result_box"/>Esta es una interfaz heredada que define los métodos mediante los cuales puede enumerar (obtener uno a la vez) los elementos en una colección de objetos. Esta interfaz heredada ha sido reemplazada por Iterator.</text:p>
          </table:table-cell>
        </table:table-row>
      </table:table>
      <text:p text:style-name="P5"/>
      <text:h text:style-name="P46" text:outline-level="1"/>
      <text:h text:style-name="P47" text:outline-level="1">The collection classes</text:h>
      <text:p text:style-name="P7">These are a set of standard collection classes that implement Collection interfaces. Some provide full implementations and others are abstract classes, providing skeletal implementations that are used as starting points for creating concrete collecctions.</text:p>
      <text:p text:style-name="P8">The Abstact-Collection/Set/List/SequentialiList/Map provide skeletal implementations of the core collection interfaces, to minimize the effort required to implement them.</text:p>
      <table:table table:name="Tabla2" table:style-name="Tabla2">
        <table:table-column table:style-name="Tabla2.A"/>
        <table:table-column table:style-name="Tabla2.B"/>
        <table:table-column table:style-name="Tabla2.C"/>
        <table:table-row>
          <table:table-cell table:style-name="Tabla2.A1" office:value-type="string">
            <text:p text:style-name="P19">1</text:p>
          </table:table-cell>
          <table:table-cell table:style-name="Tabla2.A1" office:value-type="string">
            <text:p text:style-name="P19">AbstractCollection</text:p>
          </table:table-cell>
          <table:table-cell table:style-name="Tabla2.C1" office:value-type="string">
            <text:p text:style-name="P21">Implements most of the Collection interface.</text:p>
          </table:table-cell>
        </table:table-row>
        <table:table-row>
          <table:table-cell table:style-name="Tabla2.A2" office:value-type="string">
            <text:p text:style-name="P19">2</text:p>
          </table:table-cell>
          <table:table-cell table:style-name="Tabla2.A2" office:value-type="string">
            <text:p text:style-name="P19">AbstractList</text:p>
          </table:table-cell>
          <table:table-cell table:style-name="Tabla2.C2" office:value-type="string">
            <text:p text:style-name="P21">Extends AbstratcCollection and implements most of the List interface.</text:p>
          </table:table-cell>
        </table:table-row>
        <table:table-row>
          <table:table-cell table:style-name="Tabla2.A2" office:value-type="string">
            <text:p text:style-name="P19">3</text:p>
          </table:table-cell>
          <table:table-cell table:style-name="Tabla2.A2" office:value-type="string">
            <text:p text:style-name="P19">AbstractSequentialiList</text:p>
          </table:table-cell>
          <table:table-cell table:style-name="Tabla2.C2" office:value-type="string">
            <text:p text:style-name="P22">Extends AbstractList for use by a collection that uses sequential rather than random access of its elements.</text:p>
          </table:table-cell>
        </table:table-row>
        <table:table-row>
          <table:table-cell table:style-name="Tabla2.A2" office:value-type="string">
            <text:p text:style-name="P19">4</text:p>
          </table:table-cell>
          <table:table-cell table:style-name="Tabla2.A2" office:value-type="string">
            <text:p text:style-name="P19">LinkedList</text:p>
          </table:table-cell>
          <table:table-cell table:style-name="Tabla2.C2" office:value-type="string">
            <text:p text:style-name="P22">Implements a linked list by extending AbstractSequentialList.</text:p>
          </table:table-cell>
        </table:table-row>
        <table:table-row>
          <table:table-cell table:style-name="Tabla2.A2" office:value-type="string">
            <text:p text:style-name="P19">5</text:p>
          </table:table-cell>
          <table:table-cell table:style-name="Tabla2.A2" office:value-type="string">
            <text:p text:style-name="P19">ArrayList</text:p>
          </table:table-cell>
          <table:table-cell table:style-name="Tabla2.C2" office:value-type="string">
            <text:p text:style-name="P22">Implements a dynamic array by extending <text:s/>AbstractList.</text:p>
          </table:table-cell>
        </table:table-row>
        <table:table-row>
          <table:table-cell table:style-name="Tabla2.A2" office:value-type="string">
            <text:p text:style-name="P19">6</text:p>
          </table:table-cell>
          <table:table-cell table:style-name="Tabla2.A2" office:value-type="string">
            <text:p text:style-name="P19">AbstractSet</text:p>
          </table:table-cell>
          <table:table-cell table:style-name="Tabla2.C2" office:value-type="string">
            <text:p text:style-name="P22">Extends AbstractCollection and implements most of the Set interface. </text:p>
          </table:table-cell>
        </table:table-row>
        <table:table-row>
          <table:table-cell table:style-name="Tabla2.A2" office:value-type="string">
            <text:p text:style-name="P19">7</text:p>
          </table:table-cell>
          <table:table-cell table:style-name="Tabla2.A2" office:value-type="string">
            <text:p text:style-name="P19">HashSet</text:p>
          </table:table-cell>
          <table:table-cell table:style-name="Tabla2.C2" office:value-type="string">
            <text:p text:style-name="P22">Extends AbsrtactSet for use with a hash table.</text:p>
          </table:table-cell>
        </table:table-row>
        <table:table-row>
          <table:table-cell table:style-name="Tabla2.A2" office:value-type="string">
            <text:p text:style-name="P19">8</text:p>
          </table:table-cell>
          <table:table-cell table:style-name="Tabla2.A2" office:value-type="string">
            <text:p text:style-name="P19">L<text:span text:style-name="T4">i</text:span>nkedHashSet</text:p>
          </table:table-cell>
          <table:table-cell table:style-name="Tabla2.C2" office:value-type="string">
            <text:p text:style-name="P22">Extends HashSet to allow insert.order iterations.</text:p>
          </table:table-cell>
        </table:table-row>
        <table:table-row>
          <table:table-cell table:style-name="Tabla2.A2" office:value-type="string">
            <text:p text:style-name="P19">9</text:p>
          </table:table-cell>
          <table:table-cell table:style-name="Tabla2.A2" office:value-type="string">
            <text:p text:style-name="P19">TreeSet</text:p>
          </table:table-cell>
          <table:table-cell table:style-name="Tabla2.C2" office:value-type="string">
            <text:p text:style-name="P22">Implements a set stored in a tree. Extends AbstractSet.</text:p>
          </table:table-cell>
        </table:table-row>
        <table:table-row>
          <table:table-cell table:style-name="Tabla2.A2" office:value-type="string">
            <text:p text:style-name="P19">10</text:p>
          </table:table-cell>
          <table:table-cell table:style-name="Tabla2.A2" office:value-type="string">
            <text:p text:style-name="P19">AbstractMap</text:p>
          </table:table-cell>
          <table:table-cell table:style-name="Tabla2.C2" office:value-type="string">
            <text:p text:style-name="P22">Implements most of the Map interface.</text:p>
          </table:table-cell>
        </table:table-row>
        <table:table-row>
          <table:table-cell table:style-name="Tabla2.A2" office:value-type="string">
            <text:p text:style-name="P19">11</text:p>
          </table:table-cell>
          <table:table-cell table:style-name="Tabla2.A2" office:value-type="string">
            <text:p text:style-name="P19">HashMap</text:p>
          </table:table-cell>
          <table:table-cell table:style-name="Tabla2.C2" office:value-type="string">
            <text:p text:style-name="P23">Extends AbstractMap to use a hash table.</text:p>
          </table:table-cell>
        </table:table-row>
        <table:table-row>
          <table:table-cell table:style-name="Tabla2.A2" office:value-type="string">
            <text:p text:style-name="P19">12</text:p>
          </table:table-cell>
          <table:table-cell table:style-name="Tabla2.A2" office:value-type="string">
            <text:p text:style-name="P19">TreeMap</text:p>
          </table:table-cell>
          <table:table-cell table:style-name="Tabla2.C2" office:value-type="string">
            <text:p text:style-name="P23">Extends AbstractMap to use a tree.</text:p>
          </table:table-cell>
        </table:table-row>
        <table:table-row>
          <table:table-cell table:style-name="Tabla2.A2" office:value-type="string">
            <text:p text:style-name="P19">13</text:p>
          </table:table-cell>
          <table:table-cell table:style-name="Tabla2.A2" office:value-type="string">
            <text:p text:style-name="P19">WeakHashMap</text:p>
          </table:table-cell>
          <table:table-cell table:style-name="Tabla2.C2" office:value-type="string">
            <text:p text:style-name="P23">Extends AbstractMap to use a hash table with weak keys.</text:p>
          </table:table-cell>
        </table:table-row>
        <table:table-row>
          <table:table-cell table:style-name="Tabla2.A2" office:value-type="string">
            <text:p text:style-name="P19">14</text:p>
          </table:table-cell>
          <table:table-cell table:style-name="Tabla2.A2" office:value-type="string">
            <text:p text:style-name="P19">LinkedHashMap</text:p>
          </table:table-cell>
          <table:table-cell table:style-name="Tabla2.C2" office:value-type="string">
            <text:p text:style-name="P23">Extends HashMap to allow insertion-order oterations.</text:p>
          </table:table-cell>
        </table:table-row>
        <table:table-row>
          <table:table-cell table:style-name="Tabla2.A2" office:value-type="string">
            <text:p text:style-name="P19">15</text:p>
          </table:table-cell>
          <table:table-cell table:style-name="Tabla2.A2" office:value-type="string">
            <text:p text:style-name="P19">IdentityHashMap</text:p>
          </table:table-cell>
          <table:table-cell table:style-name="Tabla2.C2" office:value-type="string">
            <text:p text:style-name="P23">Extends AbstractMap and uses reference equality when comparing documents.</text:p>
          </table:table-cell>
        </table:table-row>
      </table:table>
      <text:p text:style-name="P5"/>
      <text:p text:style-name="P5"/>
      <text:p text:style-name="P16">Classes defind by java.util</text:p>
      <text:p text:style-name="P9"/>
      <table:table table:name="Tabla3" table:style-name="Tabla3">
        <table:table-column table:style-name="Tabla3.A"/>
        <table:table-column table:style-name="Tabla3.B"/>
        <table:table-column table:style-name="Tabla3.C"/>
        <table:table-row>
          <table:table-cell table:style-name="Tabla3.A1" office:value-type="string">
            <text:p text:style-name="P23">1</text:p>
          </table:table-cell>
          <table:table-cell table:style-name="Tabla3.A1" office:value-type="string">
            <text:p text:style-name="P23">Vector</text:p>
          </table:table-cell>
          <table:table-cell table:style-name="Tabla3.C1" office:value-type="string">
            <text:p text:style-name="P23">Implements a dynamic array. It’s similar to ArrayList, but with some differences.</text:p>
          </table:table-cell>
        </table:table-row>
        <table:table-row>
          <table:table-cell table:style-name="Tabla3.A2" office:value-type="string">
            <text:p text:style-name="P23">2</text:p>
          </table:table-cell>
          <table:table-cell table:style-name="Tabla3.A2" office:value-type="string">
            <text:p text:style-name="P23">Stack</text:p>
          </table:table-cell>
          <table:table-cell table:style-name="Tabla3.C2" office:value-type="string">
            <text:p text:style-name="P23">Subclass of Vector that implements a standard last-in, fitst-out stack.</text:p>
          </table:table-cell>
        </table:table-row>
        <table:table-row>
          <table:table-cell table:style-name="Tabla3.A2" office:value-type="string">
            <text:p text:style-name="P23">3</text:p>
          </table:table-cell>
          <table:table-cell table:style-name="Tabla3.A2" office:value-type="string">
            <text:p text:style-name="P23">Dictionary</text:p>
          </table:table-cell>
          <table:table-cell table:style-name="Tabla3.C2" office:value-type="string">
            <text:p text:style-name="P23">An abstact class that represents a key/value storage repository and operates much like Map.</text:p>
          </table:table-cell>
        </table:table-row>
        <table:table-row>
          <table:table-cell table:style-name="Tabla3.A2" office:value-type="string">
            <text:p text:style-name="P23">4</text:p>
          </table:table-cell>
          <table:table-cell table:style-name="Tabla3.A2" office:value-type="string">
            <text:p text:style-name="P23">HashTable</text:p>
          </table:table-cell>
          <table:table-cell table:style-name="Tabla3.C2" office:value-type="string">
            <text:p text:style-name="P23">Was part of the original java.util mad is a concrete implementation of a Dictionary.</text:p>
          </table:table-cell>
        </table:table-row>
        <table:table-row>
          <table:table-cell table:style-name="Tabla3.A2" office:value-type="string">
            <text:p text:style-name="P23">5</text:p>
          </table:table-cell>
          <table:table-cell table:style-name="Tabla3.A2" office:value-type="string">
            <text:p text:style-name="P23">Propierties</text:p>
          </table:table-cell>
          <table:table-cell table:style-name="Tabla3.C2" office:value-type="string">
            <text:p text:style-name="P23">Subclass of HashTable. It’s used to maintain lists of values in wich the key is a String and the value is also a String.</text:p>
          </table:table-cell>
        </table:table-row>
        <table:table-row>
          <table:table-cell table:style-name="Tabla3.A2" office:value-type="string">
            <text:p text:style-name="P23">6</text:p>
          </table:table-cell>
          <table:table-cell table:style-name="Tabla3.A2" office:value-type="string">
            <text:p text:style-name="P23">BitSet</text:p>
          </table:table-cell>
          <table:table-cell table:style-name="Tabla3.C2" office:value-type="string">
            <text:p text:style-name="P23">Creates a special type of array that holds bit values. This array can increase in size as needed.</text:p>
          </table:table-cell>
        </table:table-row>
      </table:table>
      <text:p text:style-name="P9"/>
      <text:p text:style-name="P17">The Collection Algorithms</text:p>
      <text:p text:style-name="P10">These algorithms are defined as static within the Collections class. They can throw a ClassCastException, when an attemptis made to compare incompatible types, or an UnsupportedOperationException, when an attempt is made to mofify an unmodifiable collection.</text:p>
      <text:p text:style-name="P10">Collectiosn define three static variables: EMPTY_SET, EMPTY_LIST and EMPTY_MAP. All are inmutable.</text:p>
      <text:p text:style-name="P10">Here is a list of all: <text:a xlink:type="simple" xlink:href="https://www.tutorialspoint.com/java/java_collection_algorithms.htm" text:style-name="Internet_20_link" text:visited-style-name="Visited_20_Internet_20_Link">Collection algorithms</text:a></text:p>
      <text:p text:style-name="P25">It<text:span text:style-name="T5">e</text:span>rator</text:p>
      <text:p text:style-name="P3">This class enables you to cycle through a collection, obtaining or removing elements. ListIterator extends them to allow bidirectional traversal of a list and the modificationof elements.</text:p>
      <text:p text:style-name="P11"><text:span text:style-name="T2">Here is a list of all: </text:span><text:a xlink:type="simple" xlink:href="https://www.tutorialspoint.com/java/java_using_iterator.htm" text:style-name="Internet_20_link" text:visited-style-name="Visited_20_Internet_20_Link">Iterator and ListIterator</text:a></text:p>
      <text:p text:style-name="P25"><text:span text:style-name="T6">C</text:span>omparator</text:p>
      <text:p text:style-name="P3">Both TreeSet and TreeMap store elements in a sorted order. However, it is the comparator that defines precisely what stored order means.</text:p>
      <text:p text:style-name="P3">This interface lets us sort a given collection any numbre of differents ways. Also this interface can be used to sort any instances of any class (even classes we cannot modify).</text:p>
      <text:p text:style-name="P11"><text:span text:style-name="T2">Link: </text:span><text:a xlink:type="simple" xlink:href="https://www.tutorialspoint.com/java/java_using_comparator.htm" text:style-name="Internet_20_link" text:visited-style-name="Visited_20_Internet_20_Link"><text:span text:style-name="T6">Comparator</text:span></text:a></text:p>
      <text:p text:style-name="P18">HashTable</text:p>
      <text:h text:style-name="Heading_20_2" text:outline-level="2">Descripcion:</text:h>
      <text:p text:style-name="P12">Es una estructura de datos que representa mapas que utilizan una funcion hash para identificar datos mediante una llave o clave. Esta, transforma una llave a un valor indice de un arreglo de elementos. En este caso, a un indice de nustra HashTable Java.</text:p>
      <text:p text:style-name="P12">Para poder utilizar un metodo en una HashTable, este tiene que tener implementado el metodo <text:span text:style-name="T8">hashCode()</text:span>.</text:p>
      <text:h text:style-name="Heading_20_2" text:outline-level="2">Sintaxis:</text:h>
      <text:p text:style-name="P29"><text:span text:style-name="T9">public class Hashtable extends Dictionary implements Map, Cloneable, Serializa</text:span><text:span text:style-name="T7">ble</text:span></text:p>
      <text:h text:style-name="Heading_20_2" text:outline-level="2">Ejemplo:</text:h>
      <text:p text:style-name="P28">Hashtable&lt;String,String&gt; paises = new Hashtable&lt;String,String&gt;();</text:p>
      <text:p text:style-name="P28"/>
      <text:p text:style-name="P28">paises.put("ES", "España");</text:p>
      <text:p text:style-name="P28">paises.put("UK", "Reino Unido");</text:p>
      <text:p text:style-name="P28">paises.put("US", "Estados Unidos");</text:p>
      <text:p text:style-name="P26">paises.put("FR", "Francia");<text:span text:style-name="T11"> </text:span></text:p>
      <text:p text:style-name="P50">System.out.println(contenedor.get("105"));</text:p>
      <text:p text:style-name="P50">System.out.println(contenedor.get("101"));</text:p>
      <text:p text:style-name="P28">String clave = "US"; <text:s text:c="11"/></text:p>
      <text:p text:style-name="P51">System.out.println("El valor de la clave " + clave + " es " + paises.get(clave));</text:p>
      <text:p text:style-name="P27"/>
      <text:h text:style-name="P43" text:outline-level="2">Campos:</text:h>
      <text:h text:style-name="Heading_20_2" text:outline-level="2">Constructores:</text:h>
      <text:list xml:id="list6333842863944068601" text:style-name="L1">
        <text:list-item>
          <text:p text:style-name="P32">HashTable()</text:p>
        </text:list-item>
      </text:list>
      <text:h text:style-name="Heading_20_2" text:outline-level="2">Metodos:</text:h>
      <table:table table:name="Tabla4" table:style-name="Tabla4">
        <table:table-column table:style-name="Tabla4.A"/>
        <table:table-column table:style-name="Tabla4.B"/>
        <table:table-row table:style-name="Tabla4.1">
          <table:table-cell table:style-name="Tabla4.A1" office:value-type="string">
            <text:list xml:id="list8263530425495705263" text:style-name="L2">
              <text:list-item>
                <text:p text:style-name="P33"><text:a xlink:type="simple" xlink:href="http://www.w3api.com/w/index.php5?title=Java:Hashtable.clear()&amp;action=edit&amp;redlink=1" text:style-name="Internet_20_link" text:visited-style-name="Visited_20_Internet_20_Link"><text:span text:style-name="T10">clear()</text:span></text:a><text:span text:style-name="T10"> </text:span></text:p>
              </text:list-item>
            </text:list>
            <text:list xml:id="list1658633608197134689" text:style-name="L3">
              <text:list-item>
                <text:p text:style-name="P40"><text:a xlink:type="simple" xlink:href="http://www.w3api.com/w/index.php5?title=Java:Hashtable.clone()&amp;action=edit&amp;redlink=1" text:style-name="Internet_20_link" text:visited-style-name="Visited_20_Internet_20_Link"><text:span text:style-name="T10">clone()</text:span></text:a><text:span text:style-name="T10"> </text:span></text:p>
              </text:list-item>
              <text:list-item>
                <text:p text:style-name="P40"><text:a xlink:type="simple" xlink:href="http://www.w3api.com/w/index.php5?title=Java:Hashtable.contains()&amp;action=edit&amp;redlink=1" text:style-name="Internet_20_link" text:visited-style-name="Visited_20_Internet_20_Link"><text:span text:style-name="T10">contains()</text:span></text:a><text:span text:style-name="T10"> </text:span></text:p>
              </text:list-item>
              <text:list-item>
                <text:p text:style-name="P40"><text:a xlink:type="simple" xlink:href="http://www.w3api.com/w/index.php5?title=Java:Hashtable.containsKey()&amp;action=edit&amp;redlink=1" text:style-name="Internet_20_link" text:visited-style-name="Visited_20_Internet_20_Link"><text:span text:style-name="T10">containsKey()</text:span></text:a><text:span text:style-name="T10"> </text:span></text:p>
              </text:list-item>
              <text:list-item>
                <text:p text:style-name="P40"><text:a xlink:type="simple" xlink:href="http://www.w3api.com/w/index.php5?title=Java:Hashtable.containsValue()&amp;action=edit&amp;redlink=1" text:style-name="Internet_20_link" text:visited-style-name="Visited_20_Internet_20_Link"><text:span text:style-name="T10">containsValue()</text:span></text:a><text:span text:style-name="T10"> </text:span></text:p>
              </text:list-item>
              <text:list-item>
                <text:p text:style-name="P40"><text:a xlink:type="simple" xlink:href="http://www.w3api.com/w/index.php5?title=Java:Hashtable.elements()&amp;action=edit&amp;redlink=1" text:style-name="Internet_20_link" text:visited-style-name="Visited_20_Internet_20_Link"><text:span text:style-name="T10">elements()</text:span></text:a><text:span text:style-name="T10"> </text:span></text:p>
              </text:list-item>
              <text:list-item>
                <text:p text:style-name="P40"><text:soft-page-break/><text:a xlink:type="simple" xlink:href="http://www.w3api.com/w/index.php5?title=Java:Hashtable.entrySet()&amp;action=edit&amp;redlink=1" text:style-name="Internet_20_link" text:visited-style-name="Visited_20_Internet_20_Link"><text:span text:style-name="T10">entrySet()</text:span></text:a><text:span text:style-name="T10"> </text:span></text:p>
              </text:list-item>
              <text:list-item>
                <text:p text:style-name="P40"><text:a xlink:type="simple" xlink:href="http://www.w3api.com/w/index.php5?title=Java:Hashtable.equals()&amp;action=edit&amp;redlink=1" text:style-name="Internet_20_link" text:visited-style-name="Visited_20_Internet_20_Link"><text:span text:style-name="T10">equals()</text:span></text:a><text:span text:style-name="T10"> </text:span></text:p>
              </text:list-item>
              <text:list-item>
                <text:p text:style-name="P40"><text:a xlink:type="simple" xlink:href="http://www.w3api.com/wiki/Java:Hashtable.get()" text:style-name="Internet_20_link" text:visited-style-name="Visited_20_Internet_20_Link"><text:span text:style-name="T10">get()</text:span></text:a><text:span text:style-name="T10"> </text:span></text:p>
              </text:list-item>
              <text:list-item>
                <text:p text:style-name="P40"><text:a xlink:type="simple" xlink:href="http://www.w3api.com/w/index.php5?title=Java:Hashtable.hashCode()&amp;action=edit&amp;redlink=1" text:style-name="Internet_20_link" text:visited-style-name="Visited_20_Internet_20_Link"><text:span text:style-name="T10">hashCode()</text:span></text:a><text:span text:style-name="T10"> </text:span></text:p>
              </text:list-item>
            </text:list>
            <text:p text:style-name="P24"/>
            <text:p text:style-name="P13"/>
          </table:table-cell>
          <table:table-cell table:style-name="Tabla4.B1" office:value-type="string">
            <text:list xml:id="list220922746700036" text:continue-numbering="true" text:style-name="L3">
              <text:list-item>
                <text:p text:style-name="P40"><text:a xlink:type="simple" xlink:href="http://www.w3api.com/w/index.php5?title=Java:Hashtable.isEmpty()&amp;action=edit&amp;redlink=1" text:style-name="Internet_20_link" text:visited-style-name="Visited_20_Internet_20_Link">isEmpty()</text:a> </text:p>
              </text:list-item>
              <text:list-item>
                <text:p text:style-name="P40"><text:a xlink:type="simple" xlink:href="http://www.w3api.com/wiki/Java:Hashtable.keys()" text:style-name="Internet_20_link" text:visited-style-name="Visited_20_Internet_20_Link">keys()</text:a> </text:p>
              </text:list-item>
              <text:list-item>
                <text:p text:style-name="P40"><text:a xlink:type="simple" xlink:href="http://www.w3api.com/w/index.php5?title=Java:Hashtable.keySet()&amp;action=edit&amp;redlink=1" text:style-name="Internet_20_link" text:visited-style-name="Visited_20_Internet_20_Link">keySet()</text:a> </text:p>
              </text:list-item>
              <text:list-item>
                <text:p text:style-name="P40"><text:a xlink:type="simple" xlink:href="http://www.w3api.com/wiki/Java:Hashtable.put()" text:style-name="Internet_20_link" text:visited-style-name="Visited_20_Internet_20_Link">put()</text:a> </text:p>
              </text:list-item>
              <text:list-item>
                <text:p text:style-name="P40"><text:a xlink:type="simple" xlink:href="http://www.w3api.com/w/index.php5?title=Java:Hashtable.putAll()&amp;action=edit&amp;redlink=1" text:style-name="Internet_20_link" text:visited-style-name="Visited_20_Internet_20_Link">putAll()</text:a> </text:p>
              </text:list-item>
              <text:list-item>
                <text:p text:style-name="P40"><text:a xlink:type="simple" xlink:href="http://www.w3api.com/w/index.php5?title=Java:Hashtable.rehash()&amp;action=edit&amp;redlink=1" text:style-name="Internet_20_link" text:visited-style-name="Visited_20_Internet_20_Link">rehash()</text:a> </text:p>
              </text:list-item>
              <text:list-item>
                <text:p text:style-name="P40"><text:soft-page-break/><text:a xlink:type="simple" xlink:href="http://www.w3api.com/w/index.php5?title=Java:Hashtable.remove()&amp;action=edit&amp;redlink=1" text:style-name="Internet_20_link" text:visited-style-name="Visited_20_Internet_20_Link">remove()</text:a> </text:p>
              </text:list-item>
              <text:list-item>
                <text:p text:style-name="P40"><text:a xlink:type="simple" xlink:href="http://www.w3api.com/w/index.php5?title=Java:Hashtable.size()&amp;action=edit&amp;redlink=1" text:style-name="Internet_20_link" text:visited-style-name="Visited_20_Internet_20_Link">size()</text:a> </text:p>
              </text:list-item>
              <text:list-item>
                <text:p text:style-name="P40"><text:a xlink:type="simple" xlink:href="http://www.w3api.com/w/index.php5?title=Java:Hashtable.toString()&amp;action=edit&amp;redlink=1" text:style-name="Internet_20_link" text:visited-style-name="Visited_20_Internet_20_Link">toString()</text:a> </text:p>
              </text:list-item>
              <text:list-item>
                <text:p text:style-name="P34"><text:a xlink:type="simple" xlink:href="http://www.w3api.com/w/index.php5?title=Java:Hashtable.values()&amp;action=edit&amp;redlink=1" text:style-name="Internet_20_link" text:visited-style-name="Visited_20_Internet_20_Link">values()</text:a> </text:p>
              </text:list-item>
            </text:list>
          </table:table-cell>
        </table:table-row>
      </table:table>
      <text:p text:style-name="Text_20_body"/>
      <text:p text:style-name="P41">TreeSet</text:p>
      <text:p text:style-name="P35">Provides an implementation of the Set interface that uses a tree for storage. Objects are sorted in a sorted and ascending order.</text:p>
      <text:p text:style-name="P35">Acces and retrieval times are quite fast, wich makes them an excellent choice when storing large amounts of <text:span text:style-name="T12">sorted information</text:span> that must be found quickly.</text:p>
      <text:p text:style-name="P35">Constructors:</text:p>
      <text:p text:style-name="P36"><text:tab/></text:p>
      <table:table table:name="Tabla5" table:style-name="Tabla5">
        <table:table-column table:style-name="Tabla5.A"/>
        <table:table-column table:style-name="Tabla5.B"/>
        <table:table-row>
          <table:table-cell table:style-name="Tabla5.A1" office:value-type="string">
            <text:p text:style-name="P48">1</text:p>
          </table:table-cell>
          <table:table-cell table:style-name="Tabla5.B1" office:value-type="string">
            <text:p text:style-name="P48">TreeSet(). Empty TreeSet that it will be sorted in an ascending order according to the natural order of its elements</text:p>
          </table:table-cell>
        </table:table-row>
        <table:table-row>
          <table:table-cell table:style-name="Tabla5.A2" office:value-type="string">
            <text:p text:style-name="P48">2</text:p>
          </table:table-cell>
          <table:table-cell table:style-name="Tabla5.B2" office:value-type="string">
            <text:p text:style-name="P48">TreeSet(Collection c). </text:p>
          </table:table-cell>
        </table:table-row>
        <table:table-row>
          <table:table-cell table:style-name="Tabla5.A2" office:value-type="string">
            <text:p text:style-name="P48">3</text:p>
          </table:table-cell>
          <table:table-cell table:style-name="Tabla5.B2" office:value-type="string">
            <text:p text:style-name="P48">TreeSet(Comparator c). </text:p>
          </table:table-cell>
        </table:table-row>
        <table:table-row>
          <table:table-cell table:style-name="Tabla5.A2" office:value-type="string">
            <text:p text:style-name="P48">4</text:p>
          </table:table-cell>
          <table:table-cell table:style-name="Tabla5.B2" office:value-type="string">
            <text:p text:style-name="P48">TreeSet(SortedSet ss).</text:p>
          </table:table-cell>
        </table:table-row>
      </table:table>
      <text:p text:style-name="P36"/>
      <text:p text:style-name="P37">Example:</text:p>
      <text:p text:style-name="P57">import java.util.*;</text:p>
      <text:p text:style-name="P58">public class TreeSetDemo {</text:p>
      <text:p text:style-name="P58"/>
      <text:p text:style-name="P58"><text:s text:c="3"/>public static void main(String args[]) {</text:p>
      <text:p text:style-name="P58"><text:s text:c="6"/>// Create a tree set</text:p>
      <text:p text:style-name="P58"><text:s text:c="6"/>TreeSet ts = new TreeSet();</text:p>
      <text:p text:style-name="P58"><text:s text:c="5"/></text:p>
      <text:p text:style-name="P58"><text:s text:c="6"/>// Add elements to the tree set</text:p>
      <text:p text:style-name="P58"><text:s text:c="6"/>ts.add("C");</text:p>
      <text:p text:style-name="P58"><text:s text:c="6"/>ts.add("A");</text:p>
      <text:p text:style-name="P58"><text:s text:c="6"/>ts.add("B");</text:p>
      <text:p text:style-name="P58"><text:s text:c="6"/>ts.add("E");</text:p>
      <text:p text:style-name="P58"><text:s text:c="6"/>ts.add("F");</text:p>
      <text:p text:style-name="P58"><text:s text:c="6"/>ts.add("D");</text:p>
      <text:p text:style-name="P58"><text:s text:c="6"/>System.out.println(ts);</text:p>
      <text:p text:style-name="P58"><text:s text:c="3"/>}</text:p>
      <text:p text:style-name="P53">}</text:p>
      <text:h text:style-name="P44" text:outline-level="2">Output</text:h>
      <text:p text:style-name="P52">[A, B, C, D, E, F]</text:p>
      <text:p text:style-name="P39"/>
      <text:p text:style-name="P42">TreeMap</text:p>
      <text:p text:style-name="P38">This class implements the Map interface by using a tree. Provides an efficient means of storing key/value pairs in sorted order, and allows rapid retrieval.</text:p>
      <text:p text:style-name="P38">You should nota that, unlike a hash map, a tree map guarantees that its elements will be sorted in an ascending key order.</text:p>
      <text:p text:style-name="P38"/>
      <table:table table:name="Tabla6" table:style-name="Tabla6">
        <table:table-column table:style-name="Tabla6.A"/>
        <table:table-column table:style-name="Tabla6.B"/>
        <table:table-row>
          <table:table-cell table:style-name="Tabla6.A1" office:value-type="string">
            <text:p text:style-name="P49">1</text:p>
          </table:table-cell>
          <table:table-cell table:style-name="Tabla6.B1" office:value-type="string">
            <text:p text:style-name="P49">Tree<text:span text:style-name="T13">Map</text:span>(). Empty Tree<text:span text:style-name="T13">Map </text:span>that it will be sorted <text:span text:style-name="T13">using </text:span>the natural order of its <text:span text:style-name="T13">keys</text:span></text:p>
          </table:table-cell>
        </table:table-row>
        <table:table-row>
          <table:table-cell table:style-name="Tabla6.A2" office:value-type="string">
            <text:p text:style-name="P49">2</text:p>
          </table:table-cell>
          <table:table-cell table:style-name="Tabla6.B2" office:value-type="string">
            <text:p text:style-name="P49">Tree<text:span text:style-name="T13">Map</text:span>(<text:span text:style-name="T13">Comparator </text:span>c). </text:p>
          </table:table-cell>
        </table:table-row>
        <table:table-row>
          <table:table-cell table:style-name="Tabla6.A2" office:value-type="string">
            <text:p text:style-name="P49">3</text:p>
          </table:table-cell>
          <table:table-cell table:style-name="Tabla6.B2" office:value-type="string">
            <text:p text:style-name="P49">Tree<text:span text:style-name="T13">Map</text:span>(<text:span text:style-name="T13">Map</text:span> <text:span text:style-name="T13">m</text:span>). </text:p>
          </table:table-cell>
        </table:table-row>
        <table:table-row>
          <table:table-cell table:style-name="Tabla6.A2" office:value-type="string">
            <text:p text:style-name="P49">4</text:p>
          </table:table-cell>
          <table:table-cell table:style-name="Tabla6.B2" office:value-type="string">
            <text:p text:style-name="P49">Tree<text:span text:style-name="T13">Map</text:span>(Sorted<text:span text:style-name="T13">Map</text:span> s<text:span text:style-name="T13">m</text:span>).</text:p>
          </table:table-cell>
        </table:table-row>
      </table:table>
      <text:p text:style-name="P31">Example:</text:p>
      <text:p text:style-name="P31"/>
      <text:p text:style-name="P59">import java.util.*;</text:p>
      <text:p text:style-name="P60">public class TreeMapDemo {</text:p>
      <text:p text:style-name="P60"/>
      <text:p text:style-name="P60"><text:s text:c="3"/>public static void main(String args[]) {</text:p>
      <text:p text:style-name="P60"><text:s text:c="6"/>TreeMap tm = new TreeMap();</text:p>
      <text:p text:style-name="P60"><text:s text:c="6"/>tm.put("Zara", new Double(3434.34));</text:p>
      <text:p text:style-name="P60"><text:s text:c="6"/>tm.put("Mahnaz", new Double(123.22));</text:p>
      <text:p text:style-name="P60"><text:s text:c="6"/>tm.put("Ayan", new Double(1378.00));</text:p>
      <text:p text:style-name="P60"><text:s text:c="6"/>tm.put("Daisy", new Double(99.22));</text:p>
      <text:p text:style-name="P60"><text:s text:c="6"/>tm.put("Qadir", new Double(-19.08));</text:p>
      <text:p text:style-name="P60"><text:s text:c="6"/></text:p>
      <text:p text:style-name="P60"><text:s text:c="6"/>// Get a set of the entries</text:p>
      <text:p text:style-name="P60"><text:s text:c="6"/>Set set = tm.entrySet();</text:p>
      <text:p text:style-name="P60"><text:s text:c="6"/></text:p>
      <text:p text:style-name="P60"><text:s text:c="6"/>// Get an iterator</text:p>
      <text:p text:style-name="P60"><text:s text:c="6"/>Iterator i = set.iterator();</text:p>
      <text:p text:style-name="P60"><text:s text:c="6"/></text:p>
      <text:p text:style-name="P60"><text:s text:c="6"/>// Display elements</text:p>
      <text:p text:style-name="P60"><text:s text:c="6"/>while(i.hasNext()) {</text:p>
      <text:p text:style-name="P60"><text:s text:c="9"/>Map.Entry me = (Map.Entry)i.next();</text:p>
      <text:p text:style-name="P60"><text:s text:c="9"/>System.out.print(me.getKey() + ": ");</text:p>
      <text:p text:style-name="P60"><text:s text:c="9"/>System.out.println(me.getValue());</text:p>
      <text:p text:style-name="P60"><text:s text:c="6"/>}</text:p>
      <text:p text:style-name="P60"><text:s text:c="6"/>System.out.println();</text:p>
      <text:p text:style-name="P60"><text:s text:c="6"/></text:p>
      <text:p text:style-name="P60"><text:s text:c="6"/>// Deposit 1000 into Zara's account</text:p>
      <text:p text:style-name="P60"><text:s text:c="6"/>double balance = ((Double)tm.get("Zara")).doubleValue();</text:p>
      <text:p text:style-name="P60"><text:s text:c="6"/>tm.put("Zara", new Double(balance + 1000));</text:p>
      <text:p text:style-name="P60"><text:s text:c="6"/>System.out.println("Zara's new balance: " + tm.get("Zara"));</text:p>
      <text:p text:style-name="P60"><text:s text:c="3"/>}</text:p>
      <text:p text:style-name="P54">}</text:p>
      <text:p text:style-name="P56">Output</text:p>
      <text:p text:style-name="P60">Ayan: 1378.0</text:p>
      <text:p text:style-name="P60">Daisy: 99.22</text:p>
      <text:p text:style-name="P60">Mahnaz: 123.22</text:p>
      <text:p text:style-name="P60">Qadir: -19.08</text:p>
      <text:p text:style-name="P60">Zara: 3434.34</text:p>
      <text:p text:style-name="P60"/>
      <text:p text:style-name="P55">Zara's new balance: 4434.34</text:p>
      <text:p text:style-name="P3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22:37:25.552659536</meta:creation-date>
    <dc:date>2018-05-11T22:09:22.411137885</dc:date>
    <meta:editing-duration>PT2H45M11S</meta:editing-duration>
    <meta:editing-cycles>8</meta:editing-cycles>
    <meta:generator>LibreOffice/5.1.6.2$Linux_X86_64 LibreOffice_project/10m0$Build-2</meta:generator>
    <meta:document-statistic meta:table-count="6" meta:image-count="0" meta:object-count="0" meta:page-count="10" meta:paragraph-count="232" meta:word-count="1148" meta:character-count="7909" meta:non-whitespace-character-count="6722"/>
  </office:meta>
</office:document-meta>
</file>